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0ed0" officeooo:paragraph-rsid="00010ed0"/>
    </style:style>
    <style:style style:name="P2" style:family="paragraph" style:parent-style-name="Text_20_body">
      <style:text-properties officeooo:rsid="0002e67b" officeooo:paragraph-rsid="001e85e1"/>
    </style:style>
    <style:style style:name="P3" style:family="paragraph" style:parent-style-name="Text_20_body">
      <style:text-properties officeooo:rsid="0022601b" officeooo:paragraph-rsid="0022601b"/>
    </style:style>
    <style:style style:name="P4" style:family="paragraph" style:parent-style-name="Text_20_body">
      <style:text-properties officeooo:rsid="002653a4" officeooo:paragraph-rsid="0027687b"/>
    </style:style>
    <style:style style:name="P5" style:family="paragraph" style:parent-style-name="Text_20_body">
      <style:text-properties officeooo:rsid="0029a2dc" officeooo:paragraph-rsid="0029a2dc"/>
    </style:style>
    <style:style style:name="P6" style:family="paragraph" style:parent-style-name="Heading_20_1">
      <style:text-properties officeooo:rsid="00010ed0" officeooo:paragraph-rsid="00010ed0"/>
    </style:style>
    <style:style style:name="P7" style:family="paragraph" style:parent-style-name="Heading_20_1">
      <style:text-properties officeooo:rsid="00025058" officeooo:paragraph-rsid="00025058"/>
    </style:style>
    <style:style style:name="T1" style:family="text">
      <style:text-properties officeooo:rsid="001e85e1"/>
    </style:style>
    <style:style style:name="T2" style:family="text">
      <style:text-properties officeooo:rsid="001fd675"/>
    </style:style>
    <style:style style:name="T3" style:family="text">
      <style:text-properties officeooo:rsid="00239540"/>
    </style:style>
    <style:style style:name="T4" style:family="text">
      <style:text-properties officeooo:rsid="002768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Ziel</text:h>
      <text:p text:style-name="P1">Einfaches Web-Backend für Autos</text:p>
      <text:h text:style-name="P7" text:outline-level="1">TODO</text:h>
      <text:p text:style-name="P5">Add Project to git</text:p>
      <text:p text:style-name="P3"/>
      <text:p text:style-name="P3">Change Data Access Service<text:line-break/>-Fake DAO<text:tab/><text:tab/><text:tab/><text:tab/><text:tab/><text:tab/><text:tab/><text:tab/><text:tab/><text:tab/><text:tab/><text:tab/><text:span text:style-name="T3">v<text:line-break/>-MySQL Database<text:line-break/>-Download, install MySQL<text:tab/><text:tab/><text:tab/><text:tab/><text:tab/><text:tab/><text:tab/><text:tab/><text:tab/><text:tab/>v<text:line-break/>-Create table cars, insert example row<text:tab/><text:tab/><text:tab/><text:tab/><text:tab/><text:tab/><text:tab/><text:tab/>v<text:line-break/>-Connect to my application: Add lines to pom.xml, application.config</text:span></text:p>
      <text:p text:style-name="P3"/>
      <text:p text:style-name="P4">Create runnable jar<text:tab/><text:tab/><text:tab/><text:tab/><text:tab/><text:tab/><text:tab/><text:tab/><text:tab/><text:tab/><text:tab/><text:span text:style-name="T4">v</text:span></text:p>
      <text:p text:style-name="P2"/>
      <text:p text:style-name="P2">Implement get, post, put, delete<text:line-break/>-get<text:tab/><text:tab/><text:tab/><text:tab/><text:tab/><text:tab/><text:tab/><text:tab/><text:tab/><text:tab/><text:tab/><text:tab/><text:tab/>v<text:line-break/>-post<text:tab/><text:tab/><text:tab/><text:tab/><text:tab/><text:tab/><text:tab/><text:tab/><text:tab/><text:tab/><text:tab/><text:tab/><text:tab/>v<text:line-break/>-delete<text:tab/><text:tab/><text:tab/><text:tab/><text:tab/><text:tab/><text:tab/><text:tab/><text:tab/><text:tab/><text:tab/><text:tab/><text:tab/><text:span text:style-name="T1">v</text:span><text:line-break/>-put<text:tab/><text:tab/><text:tab/><text:tab/><text:tab/><text:tab/><text:tab/><text:tab/><text:tab/><text:tab/><text:tab/><text:tab/><text:tab/><text:span text:style-name="T2">v</text:span><text:line-break/>--<text:span text:style-name="T2">Warum ID=null?</text:span><text:tab/><text:line-break/>→<text:span text:style-name="T2"> Insert new car with old ID</text:span><text:tab/><text:tab/><text:tab/><text:tab/><text:tab/><text:tab/><text:tab/><text:tab/><text:tab/><text:line-break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6-17T16:45:12.720000000</dc:date>
    <meta:editing-duration>P5DT17H54M19S</meta:editing-duration>
    <meta:editing-cycles>20</meta:editing-cycles>
    <meta:document-statistic meta:table-count="0" meta:image-count="0" meta:object-count="0" meta:page-count="1" meta:paragraph-count="7" meta:word-count="66" meta:character-count="488" meta:non-whitespace-character-count="321"/>
  </office:meta>
</office:document-meta>
</file>